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1 Nerd Font Propo Black" svg:font-family="'M+1 Nerd Font Propo Black'"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Vrinda" svg:font-family="Vrinda"/>
    <style:font-face style:name="Vrinda1" svg:font-family="Vrinda" style:font-family-generic="system" style:font-pitch="variable"/>
    <style:font-face style:name="[z] Arista Light" svg:font-family="'[z] Arista Light'" style:font-pitch="variable"/>
  </office:font-face-decls>
  <office:automatic-styles>
    <style:style style:name="P1" style:family="paragraph" style:parent-style-name="Heading_20_2">
      <style:paragraph-properties fo:margin-left="0in" fo:margin-right="0in" fo:text-indent="0in" style:auto-text-indent="false"/>
    </style:style>
    <style:style style:name="P2" style:family="paragraph" style:parent-style-name="Heading_20_3">
      <style:paragraph-properties fo:margin-left="0in" fo:margin-right="0in" fo:orphans="1" fo:text-indent="0in" style:auto-text-indent="false"/>
    </style:style>
    <style:style style:name="P3" style:family="paragraph" style:parent-style-name="Preformatted_20_Text">
      <style:paragraph-properties fo:margin-top="0in" fo:margin-bottom="0.1965in" style:contextual-spacing="false"/>
    </style:style>
    <style:style style:name="P4" style:family="paragraph" style:parent-style-name="Standard">
      <style:text-properties officeooo:paragraph-rsid="000271dc"/>
    </style:style>
    <style:style style:name="P5" style:family="paragraph" style:parent-style-name="Standard">
      <style:text-properties fo:background-color="transparent"/>
    </style:style>
    <style:style style:name="P6" style:family="paragraph" style:parent-style-name="Standard">
      <style:text-properties officeooo:rsid="000271dc" officeooo:paragraph-rsid="000271dc"/>
    </style:style>
    <style:style style:name="P7" style:family="paragraph" style:parent-style-name="Standard">
      <style:text-properties officeooo:paragraph-rsid="00033d49"/>
    </style:style>
    <style:style style:name="P8" style:family="paragraph" style:parent-style-name="Standard">
      <style:paragraph-properties fo:break-before="page"/>
      <style:text-properties fo:font-size="16pt" fo:font-weight="bold" officeooo:rsid="00089b12" officeooo:paragraph-rsid="00089b12" style:font-weight-asian="bold" style:font-weight-complex="bold"/>
    </style:style>
    <style:style style:name="P9" style:family="paragraph" style:parent-style-name="Standard">
      <style:text-properties fo:font-size="18pt" fo:font-weight="bold" style:font-weight-asian="bold" style:font-weight-complex="bold"/>
    </style:style>
    <style:style style:name="P10" style:family="paragraph" style:parent-style-name="Standard">
      <style:paragraph-properties fo:margin-top="0in" fo:margin-bottom="0.1965in" style:contextual-spacing="false"/>
    </style:style>
    <style:style style:name="P11" style:family="paragraph" style:parent-style-name="Text_20_body" style:list-style-name="L1"/>
    <style:style style:name="P12" style:family="paragraph" style:parent-style-name="Text_20_body" style:list-style-name="L1">
      <style:paragraph-properties fo:margin-top="0in" fo:margin-bottom="0in" style:contextual-spacing="false"/>
    </style:style>
    <style:style style:name="P13" style:family="paragraph" style:parent-style-name="Text_20_body">
      <style:paragraph-properties fo:margin-top="0in" fo:margin-bottom="0in" style:contextual-spacing="false"/>
    </style:style>
    <style:style style:name="P14" style:family="paragraph" style:parent-style-name="Text_20_body" style:list-style-name="L2"/>
    <style:style style:name="P15" style:family="paragraph" style:parent-style-name="Text_20_body" style:list-style-name="L2">
      <style:paragraph-properties fo:margin-top="0in" fo:margin-bottom="0in" style:contextual-spacing="false"/>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paragraph-properties fo:margin-left="0in" fo:margin-right="0in" fo:margin-top="0in" fo:margin-bottom="0in" style:contextual-spacing="false" fo:text-indent="0in" style:auto-text-indent="false"/>
    </style:style>
    <style:style style:name="P18" style:family="paragraph" style:parent-style-name="Text_20_body" style:list-style-name="L3">
      <style:paragraph-properties fo:margin-left="0in" fo:margin-right="0in" fo:orphans="1" fo:text-indent="0in" style:auto-text-indent="false"/>
    </style:style>
    <style:style style:name="P19" style:family="paragraph" style:parent-style-name="Text_20_body" style:list-style-name="L5">
      <style:paragraph-properties fo:margin-left="0in" fo:margin-right="0in" fo:orphans="1" fo:text-indent="0in" style:auto-text-indent="false"/>
    </style:style>
    <style:style style:name="P20" style:family="paragraph" style:parent-style-name="Text_20_body" style:list-style-name="L6">
      <style:paragraph-properties fo:margin-left="0in" fo:margin-right="0in" fo:orphans="1" fo:text-indent="0in" style:auto-text-indent="false"/>
    </style:style>
    <style:style style:name="P21" style:family="paragraph" style:parent-style-name="Text_20_body" style:list-style-name="L11">
      <style:paragraph-properties fo:margin-left="0in" fo:margin-right="0in" fo:orphans="1" fo:text-indent="0in" style:auto-text-indent="false"/>
    </style:style>
    <style:style style:name="P22" style:family="paragraph" style:parent-style-name="Text_20_body" style:list-style-name="L12">
      <style:paragraph-properties fo:margin-left="0in" fo:margin-right="0in" fo:orphans="1" fo:text-indent="0in" style:auto-text-indent="false"/>
    </style:style>
    <style:style style:name="P23" style:family="paragraph" style:parent-style-name="Text_20_body" style:list-style-name="L33">
      <style:paragraph-properties fo:margin-left="0in" fo:margin-right="0in" fo:orphans="1" fo:text-indent="0in" style:auto-text-indent="false"/>
    </style:style>
    <style:style style:name="P24" style:family="paragraph" style:parent-style-name="Text_20_body" style:list-style-name="L34">
      <style:paragraph-properties fo:margin-left="0in" fo:margin-right="0in" fo:orphans="1" fo:text-indent="0in" style:auto-text-indent="false"/>
    </style:style>
    <style:style style:name="P25" style:family="paragraph" style:parent-style-name="Text_20_body" style:list-style-name="L57">
      <style:paragraph-properties fo:margin-left="0in" fo:margin-right="0in" fo:orphans="1" fo:text-indent="0in" style:auto-text-indent="false"/>
    </style:style>
    <style:style style:name="P26" style:family="paragraph" style:parent-style-name="Text_20_body" style:list-style-name="L4">
      <style:paragraph-properties fo:margin-left="0in" fo:margin-right="0in" fo:text-indent="0in" style:auto-text-indent="false"/>
    </style:style>
    <style:style style:name="P27" style:family="paragraph" style:parent-style-name="Text_20_body" style:list-style-name="L7">
      <style:paragraph-properties fo:margin-left="0in" fo:margin-right="0in" fo:margin-top="0in" fo:margin-bottom="0in" style:contextual-spacing="false" fo:text-indent="0in" style:auto-text-indent="false"/>
    </style:style>
    <style:style style:name="P28" style:family="paragraph" style:parent-style-name="Text_20_body" style:list-style-name="L9">
      <style:paragraph-properties fo:margin-left="0in" fo:margin-right="0in" fo:margin-top="0in" fo:margin-bottom="0in" style:contextual-spacing="false" fo:text-indent="0in" style:auto-text-indent="false"/>
    </style:style>
    <style:style style:name="P29" style:family="paragraph" style:parent-style-name="Text_20_body" style:list-style-name="L13">
      <style:paragraph-properties fo:margin-left="0in" fo:margin-right="0in" fo:margin-top="0in" fo:margin-bottom="0in" style:contextual-spacing="false" fo:text-indent="0in" style:auto-text-indent="false"/>
    </style:style>
    <style:style style:name="P30" style:family="paragraph" style:parent-style-name="Text_20_body" style:list-style-name="L15">
      <style:paragraph-properties fo:margin-left="0in" fo:margin-right="0in" fo:margin-top="0in" fo:margin-bottom="0in" style:contextual-spacing="false" fo:text-indent="0in" style:auto-text-indent="false"/>
    </style:style>
    <style:style style:name="P31" style:family="paragraph" style:parent-style-name="Text_20_body" style:list-style-name="L17">
      <style:paragraph-properties fo:margin-left="0in" fo:margin-right="0in" fo:margin-top="0in" fo:margin-bottom="0in" style:contextual-spacing="false" fo:text-indent="0in" style:auto-text-indent="false"/>
    </style:style>
    <style:style style:name="P32" style:family="paragraph" style:parent-style-name="Text_20_body" style:list-style-name="L19">
      <style:paragraph-properties fo:margin-left="0in" fo:margin-right="0in" fo:margin-top="0in" fo:margin-bottom="0in" style:contextual-spacing="false" fo:text-indent="0in" style:auto-text-indent="false"/>
    </style:style>
    <style:style style:name="P33" style:family="paragraph" style:parent-style-name="Text_20_body" style:list-style-name="L21">
      <style:paragraph-properties fo:margin-left="0in" fo:margin-right="0in" fo:margin-top="0in" fo:margin-bottom="0in" style:contextual-spacing="false" fo:text-indent="0in" style:auto-text-indent="false"/>
    </style:style>
    <style:style style:name="P34" style:family="paragraph" style:parent-style-name="Text_20_body" style:list-style-name="L23">
      <style:paragraph-properties fo:margin-left="0in" fo:margin-right="0in" fo:margin-top="0in" fo:margin-bottom="0in" style:contextual-spacing="false" fo:text-indent="0in" style:auto-text-indent="false"/>
    </style:style>
    <style:style style:name="P35" style:family="paragraph" style:parent-style-name="Text_20_body" style:list-style-name="L25">
      <style:paragraph-properties fo:margin-left="0in" fo:margin-right="0in" fo:margin-top="0in" fo:margin-bottom="0in" style:contextual-spacing="false" fo:text-indent="0in" style:auto-text-indent="false"/>
    </style:style>
    <style:style style:name="P36" style:family="paragraph" style:parent-style-name="Text_20_body" style:list-style-name="L27">
      <style:paragraph-properties fo:margin-left="0in" fo:margin-right="0in" fo:margin-top="0in" fo:margin-bottom="0in" style:contextual-spacing="false" fo:text-indent="0in" style:auto-text-indent="false"/>
    </style:style>
    <style:style style:name="P37" style:family="paragraph" style:parent-style-name="Text_20_body" style:list-style-name="L29">
      <style:paragraph-properties fo:margin-left="0in" fo:margin-right="0in" fo:margin-top="0in" fo:margin-bottom="0in" style:contextual-spacing="false" fo:text-indent="0in" style:auto-text-indent="false"/>
    </style:style>
    <style:style style:name="P38" style:family="paragraph" style:parent-style-name="Text_20_body" style:list-style-name="L31">
      <style:paragraph-properties fo:margin-left="0in" fo:margin-right="0in" fo:margin-top="0in" fo:margin-bottom="0in" style:contextual-spacing="false" fo:text-indent="0in" style:auto-text-indent="false"/>
    </style:style>
    <style:style style:name="P39" style:family="paragraph" style:parent-style-name="Text_20_body" style:list-style-name="L35">
      <style:paragraph-properties fo:margin-left="0in" fo:margin-right="0in" fo:margin-top="0in" fo:margin-bottom="0in" style:contextual-spacing="false" fo:text-indent="0in" style:auto-text-indent="false"/>
    </style:style>
    <style:style style:name="P40" style:family="paragraph" style:parent-style-name="Text_20_body" style:list-style-name="L37">
      <style:paragraph-properties fo:margin-left="0in" fo:margin-right="0in" fo:margin-top="0in" fo:margin-bottom="0in" style:contextual-spacing="false" fo:text-indent="0in" style:auto-text-indent="false"/>
    </style:style>
    <style:style style:name="P41" style:family="paragraph" style:parent-style-name="Text_20_body" style:list-style-name="L39">
      <style:paragraph-properties fo:margin-left="0in" fo:margin-right="0in" fo:margin-top="0in" fo:margin-bottom="0in" style:contextual-spacing="false" fo:text-indent="0in" style:auto-text-indent="false"/>
    </style:style>
    <style:style style:name="P42" style:family="paragraph" style:parent-style-name="Text_20_body" style:list-style-name="L41">
      <style:paragraph-properties fo:margin-left="0in" fo:margin-right="0in" fo:margin-top="0in" fo:margin-bottom="0in" style:contextual-spacing="false" fo:text-indent="0in" style:auto-text-indent="false"/>
    </style:style>
    <style:style style:name="P43" style:family="paragraph" style:parent-style-name="Text_20_body" style:list-style-name="L43">
      <style:paragraph-properties fo:margin-left="0in" fo:margin-right="0in" fo:margin-top="0in" fo:margin-bottom="0in" style:contextual-spacing="false" fo:text-indent="0in" style:auto-text-indent="false"/>
    </style:style>
    <style:style style:name="P44" style:family="paragraph" style:parent-style-name="Text_20_body" style:list-style-name="L45">
      <style:paragraph-properties fo:margin-left="0in" fo:margin-right="0in" fo:margin-top="0in" fo:margin-bottom="0in" style:contextual-spacing="false" fo:text-indent="0in" style:auto-text-indent="false"/>
    </style:style>
    <style:style style:name="P45" style:family="paragraph" style:parent-style-name="Text_20_body" style:list-style-name="L47">
      <style:paragraph-properties fo:margin-left="0in" fo:margin-right="0in" fo:margin-top="0in" fo:margin-bottom="0in" style:contextual-spacing="false" fo:text-indent="0in" style:auto-text-indent="false"/>
    </style:style>
    <style:style style:name="P46" style:family="paragraph" style:parent-style-name="Text_20_body" style:list-style-name="L49">
      <style:paragraph-properties fo:margin-left="0in" fo:margin-right="0in" fo:margin-top="0in" fo:margin-bottom="0in" style:contextual-spacing="false" fo:text-indent="0in" style:auto-text-indent="false"/>
    </style:style>
    <style:style style:name="P47" style:family="paragraph" style:parent-style-name="Text_20_body" style:list-style-name="L51">
      <style:paragraph-properties fo:margin-left="0in" fo:margin-right="0in" fo:margin-top="0in" fo:margin-bottom="0in" style:contextual-spacing="false" fo:text-indent="0in" style:auto-text-indent="false"/>
    </style:style>
    <style:style style:name="P48" style:family="paragraph" style:parent-style-name="Text_20_body" style:list-style-name="L53">
      <style:paragraph-properties fo:margin-left="0in" fo:margin-right="0in" fo:margin-top="0in" fo:margin-bottom="0in" style:contextual-spacing="false" fo:text-indent="0in" style:auto-text-indent="false"/>
    </style:style>
    <style:style style:name="P49" style:family="paragraph" style:parent-style-name="Text_20_body" style:list-style-name="L55">
      <style:paragraph-properties fo:margin-left="0in" fo:margin-right="0in" fo:margin-top="0in" fo:margin-bottom="0in" style:contextual-spacing="false" fo:text-indent="0in" style:auto-text-indent="false"/>
    </style:style>
    <style:style style:name="P50" style:family="paragraph" style:parent-style-name="Text_20_body" style:list-style-name="L58"/>
    <style:style style:name="P51" style:family="paragraph" style:parent-style-name="Text_20_body" style:list-style-name="L58">
      <style:paragraph-properties fo:margin-top="0in" fo:margin-bottom="0in" style:contextual-spacing="false"/>
    </style:style>
    <style:style style:name="P52" style:family="paragraph" style:parent-style-name="Text_20_body" style:list-style-name="L59"/>
    <style:style style:name="P53" style:family="paragraph" style:parent-style-name="Text_20_body" style:list-style-name="L59">
      <style:paragraph-properties fo:margin-top="0in" fo:margin-bottom="0in" style:contextual-spacing="false"/>
    </style:style>
    <style:style style:name="P54" style:family="paragraph" style:parent-style-name="Text_20_body" style:list-style-name="L60"/>
    <style:style style:name="P55" style:family="paragraph" style:parent-style-name="Text_20_body" style:list-style-name="L60">
      <style:paragraph-properties fo:margin-top="0in" fo:margin-bottom="0in" style:contextual-spacing="false"/>
    </style:style>
    <style:style style:name="P56" style:family="paragraph" style:parent-style-name="Text_20_body" style:list-style-name="L61"/>
    <style:style style:name="P57" style:family="paragraph" style:parent-style-name="Text_20_body" style:list-style-name="L61">
      <style:paragraph-properties fo:margin-top="0in" fo:margin-bottom="0in" style:contextual-spacing="false"/>
    </style:style>
    <style:style style:name="P58" style:family="paragraph" style:parent-style-name="Text_20_body" style:list-style-name="L62"/>
    <style:style style:name="P59" style:family="paragraph" style:parent-style-name="Text_20_body" style:list-style-name="L63"/>
    <style:style style:name="P60" style:family="paragraph" style:parent-style-name="Text_20_body" style:list-style-name="L63">
      <style:paragraph-properties fo:margin-top="0in" fo:margin-bottom="0in" style:contextual-spacing="false"/>
    </style:style>
    <style:style style:name="P61" style:family="paragraph" style:parent-style-name="Text_20_body" style:list-style-name="L64"/>
    <style:style style:name="T1" style:family="text">
      <style:text-properties officeooo:rsid="00089b12"/>
    </style:style>
    <style:style style:name="T2" style:family="text">
      <style:text-properties officeooo:rsid="000baa94"/>
    </style:style>
    <style:style style:name="fr1"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frame-display-border="true" draw:ole-draw-aspect="1"/>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Object1" text:anchor-type="page" text:anchor-page-number="1" svg:x="0in" svg:y="0in" svg:width="0.0161in" svg:height="0.0161in" draw:z-index="0">
        <draw:floating-frame/>
      </draw:frame>
      <text:p text:style-name="P9">Exercises <text:span text:style-name="T1">(Question + rephrased </text:span><text:span text:style-name="T2">question</text:span><text:span text:style-name="T1"> by AI)</text:span></text:p>
      <text:p text:style-name="Standard"/>
      <text:p text:style-name="P5">9.3 (Using Composition Rather Than Inheritance) Many programs written with inheritance</text:p>
      <text:p text:style-name="P5">could be written with composition instead, and vice versa. Rewrite class BasePlusCommissionEm-</text:p>
      <text:p text:style-name="P5">ployee (Fig. 9.11) of the CommissionEmployee–BasePlusCommissionEmployee hierarchy to use com-</text:p>
      <text:p text:style-name="P5">position rather than inheritance.</text:p>
      <text:p text:style-name="Standard"/>
      <text:p text:style-name="Standard"><text:span text:style-name="Strong_20_Emphasis">Exercise 9.3: Using Composition Rather Than Inheritance</text:span> To rewrite the <text:span text:style-name="Source_20_Text">BasePlusCommissionEmployee</text:span> class using composition, you would create a separate class to hold the "base salary" attribute and then include an instance of that class within the <text:span text:style-name="Source_20_Text">BasePlusCommissionEmployee</text:span> class. This way, you use composition to combine the functionality of the two classes without inheritance.</text:p>
      <text:p text:style-name="Standard"/>
      <text:p text:style-name="P7">9.4 (Opportunities for Defects) Every additional line of code is an opportunity for a defect.</text:p>
      <text:p text:style-name="Standard">Discuss the ways in which inheritance promotes defect reduction.</text:p>
      <text:p text:style-name="Standard"/>
      <text:p text:style-name="Standard"><text:span text:style-name="Strong_20_Emphasis">Exercise 9.4: Opportunities for Defects</text:span> Inheritance can help reduce defects by promoting code reuse. If you have a well-designed superclass and subclasses, you can implement common functionality in the superclass, reducing code duplication. This also allows you to make changes or fixes in one place (the superclass) rather than in multiple subclasses. However, misuse of inheritance can lead to defects when it doesn't properly model the relationship between classes or when it introduces unwanted dependencies.</text:p>
      <text:p text:style-name="Standard"/>
      <text:p text:style-name="Standard">9.5 (Student Inheritance Hierarchy) Draw an inheritance hierarchy for students at a university</text:p>
      <text:p text:style-name="Standard">similar to the hierarchy shown in Fig. 9.2. Use Student as the superclass of the hierarchy, then ex-</text:p>
      <text:p text:style-name="Standard">tend Student with classes UndergraduateStudent and GraduateStudent. Continue to extend the hi-</text:p>
      <text:p text:style-name="Standard">erarchy as deep (i.e., as many levels) as possible. For example, Freshman, Sophomore, Junior and</text:p>
      <text:p text:style-name="Standard">Senior might extend UndergraduateStudent, and DoctoralStudent and MastersStudent might be</text:p>
      <text:p text:style-name="Standard">subclasses of GraduateStudent. After drawing the hierarchy, discuss the relationships that exist be-</text:p>
      <text:p text:style-name="Standard">tween the classes. [Note: You do not need to write any code for this exercise.]</text:p>
      <text:p text:style-name="Standard"/>
      <text:p text:style-name="Standard"><text:span text:style-name="Strong_20_Emphasis">Exercise 9.5: Student Inheritance Hierarchy</text:span> Create an inheritance hierarchy with <text:span text:style-name="Source_20_Text">Student</text:span> as the superclass. Subclasses could include <text:span text:style-name="Source_20_Text">UndergraduateStudent</text:span> and <text:span text:style-name="Source_20_Text">GraduateStudent</text:span>. Further subclasses could include <text:span text:style-name="Source_20_Text">Freshman</text:span>, <text:span text:style-name="Source_20_Text">Sophomore</text:span>, <text:span text:style-name="Source_20_Text">Junior</text:span>, <text:span text:style-name="Source_20_Text">Senior</text:span> under <text:span text:style-name="Source_20_Text">UndergraduateStudent</text:span>, and <text:span text:style-name="Source_20_Text">DoctoralStudent</text:span> and <text:span text:style-name="Source_20_Text">MastersStudent</text:span> under <text:span text:style-name="Source_20_Text">GraduateStudent</text:span>.</text:p>
      <text:p text:style-name="Standard"/>
      <text:p text:style-name="Standard">9.6 (Shape Inheritance Hierarchy) The world of shapes is much richer than the shapes included</text:p>
      <text:p text:style-name="Standard">in the inheritance hierarchy of Fig. 9.3. Write down all the shapes you can think of—both two-di-</text:p>
      <text:p text:style-name="Standard">mensional and three-dimensional—and form them into a more complete Shape hierarchy with as</text:p>
      <text:p text:style-name="Standard">many levels as possible. Your hierarchy should have class Shape at the top. Classes TwoDimension-</text:p>
      <text:p text:style-name="Standard">alShape and ThreeDimensionalShape should extend Shape. Add additional subclasses, such as Quad-</text:p>
      <text:p text:style-name="Standard">rilateral and Sphere, at their correct locations in the hierarchy as necessary.</text:p>
      <text:p text:style-name="Standard"/>
      <text:p text:style-name="Standard"><text:span text:style-name="Strong_20_Emphasis">Exercise 9.6: Shape Inheritance Hierarchy</text:span> Create a hierarchy with <text:span text:style-name="Source_20_Text">Shape</text:span> as the superclass. Subclasses can include <text:span text:style-name="Source_20_Text">TwoDimensionalShape</text:span> and <text:span text:style-name="Source_20_Text">ThreeDimensionalShape</text:span>. Continue to <text:soft-page-break/>create additional subclasses such as <text:span text:style-name="Source_20_Text">Quadrilateral</text:span>, <text:span text:style-name="Source_20_Text">Triangle</text:span>, <text:span text:style-name="Source_20_Text">Rectangle</text:span>, <text:span text:style-name="Source_20_Text">Circle</text:span>, <text:span text:style-name="Source_20_Text">Sphere</text:span>, <text:span text:style-name="Source_20_Text">Cylinder</text:span>, etc., as needed.</text:p>
      <text:p text:style-name="Standard"/>
      <text:p text:style-name="Standard">9.7 (protected vs. private) Some programmers prefer not to use protected access, because</text:p>
      <text:p text:style-name="Standard">they believe it breaks the encapsulation of the superclass. Discuss the relative merits of using pro-</text:p>
      <text:p text:style-name="Standard">tected access vs. using private access in superclasses.</text:p>
      <text:p text:style-name="Standard"/>
      <text:p text:style-name="P6"><text:span text:style-name="Strong_20_Emphasis">Exercise 9.7: </text:span><text:span text:style-name="Strong_20_Emphasis"><text:span text:style-name="Source_20_Text">protected</text:span></text:span><text:span text:style-name="Strong_20_Emphasis"> vs. </text:span><text:span text:style-name="Strong_20_Emphasis"><text:span text:style-name="Source_20_Text">private</text:span></text:span> Discuss the merits of using <text:span text:style-name="Source_20_Text">protected</text:span> access vs. <text:span text:style-name="Source_20_Text">private</text:span> access in superclasses. <text:span text:style-name="Source_20_Text">protected</text:span> allows access by subclasses, promoting code reuse and extension. <text:span text:style-name="Source_20_Text">private</text:span> restricts access to the class where the member is defined, enhancing encapsulation but not allowing for subclass access.</text:p>
      <text:p text:style-name="Standard"/>
      <text:p text:style-name="Standard">9.8 (Quadrilateral Inheritance Hierarchy) Write an inheritance hierarchy for classes Quadri-</text:p>
      <text:p text:style-name="Standard">lateral, Trapezoid, Parallelogram, Rectangle and Square. Use Quadrilateral as the superclass</text:p>
      <text:p text:style-name="Standard">of the hierarchy. Create and use a Point class to represent the points in each shape. Make the hier-</text:p>
      <text:p text:style-name="Standard">archy as deep (i.e., as many levels) as possible. Specify the instance variables and methods for each</text:p>
      <text:p text:style-name="Standard">class. The private instance variables of Quadrilateral should be the x-y coordinate pairs for the</text:p>
      <text:p text:style-name="Standard">four endpoints of the Quadrilateral. Write a program that instantiates objects of your classes and</text:p>
      <text:p text:style-name="Standard">outputs each object’s area (except Quadrilateral).</text:p>
      <text:p text:style-name="Standard"/>
      <text:p text:style-name="Standard"><text:span text:style-name="Strong_20_Emphasis">Exercise 9.8: Quadrilateral Inheritance Hierarchy</text:span> Design an inheritance hierarchy with <text:span text:style-name="Source_20_Text">Quadrilateral</text:span> as the superclass. Subclasses might include <text:span text:style-name="Source_20_Text">Trapezoid</text:span>, <text:span text:style-name="Source_20_Text">Parallelogram</text:span>, <text:span text:style-name="Source_20_Text">Rectangle</text:span>, and <text:span text:style-name="Source_20_Text">Square</text:span>. Use a <text:span text:style-name="Source_20_Text">Point</text:span> class to represent the coordinates of the four endpoints.</text:p>
      <text:p text:style-name="Standard"/>
      <text:p text:style-name="Standard">9.9 (What Does Each Code Snippet Do?)</text:p>
      <text:p text:style-name="Standard">a) Assume that the following method call is located in an overridden earnings method in</text:p>
      <text:p text:style-name="Standard">a subclass:</text:p>
      <text:p text:style-name="Standard">super.earnings()</text:p>
      <text:p text:style-name="Standard">b)Assume that the following line of code appears before a method declaration:</text:p>
      <text:p text:style-name="Standard">@Override</text:p>
      <text:p text:style-name="Standard">c)Assume that the following line of code appears as the first statement in a constructor’s</text:p>
      <text:p text:style-name="Standard">body:</text:p>
      <text:p text:style-name="Standard">super(firstArgument, secondArgument);</text:p>
      <text:p text:style-name="Standard"/>
      <text:p text:style-name="Standard"><text:span text:style-name="Strong_20_Emphasis">Exercise 9.9: </text:span><text:span text:style-name="Strong_20_Emphasis"><text:span text:style-name="Source_20_Text">super</text:span></text:span><text:span text:style-name="Strong_20_Emphasis"> keyword usages</text:span> Explain two usages of the <text:span text:style-name="Source_20_Text">super</text:span> keyword, including its advantages. <text:span text:style-name="Source_20_Text">super</text:span> is used to call a superclass's method (e.g., <text:span text:style-name="Source_20_Text">super.earnings()</text:span>), or to invoke a superclass's constructor (e.g., <text:span text:style-name="Source_20_Text">super(firstArgument, secondArgument)</text:span>). It's advantageous because it allows you to access and reuse the behavior or constructor of the superclass in a subclass.</text:p>
      <text:p text:style-name="Standard"/>
      <text:p text:style-name="Standard">9.10 (Write a Line of Code, or Two) Write up to two lines of code that perform each of the fol-</text:p>
      <text:p text:style-name="Standard">lowing tasks:</text:p>
      <text:p text:style-name="Standard">a) Specify that class Orange inherits from class Fruit.</text:p>
      <text:p text:style-name="Standard">b) Declare that you are going to override the toString method from inside the Orange</text:p>
      <text:p text:style-name="Standard">class.</text:p>
      <text:p text:style-name="Standard">c) Call superclass Fruit’s constructor from subclass Orange’s constructor. Assume that the</text:p>
      <text:p text:style-name="Standard">superclass constructor receives two Strings, one for shape, another for color; and an in-</text:p>
      <text:p text:style-name="Standard">teger for the calories.</text:p>
      <text:p text:style-name="Standard"/>
      <text:p text:style-name="Text_20_body"><text:soft-page-break/><text:span text:style-name="Strong_20_Emphasis">Exercise 9.10: Writing code lines</text:span> Here are the lines of code for each task:</text:p>
      <text:p text:style-name="Text_20_body">a) <text:span text:style-name="Source_20_Text">class Orange extends Fruit;</text:span> b) <text:span text:style-name="Source_20_Text">@Override</text:span> (inside the <text:span text:style-name="Source_20_Text">Orange</text:span> class when you intend to override <text:span text:style-name="Source_20_Text">toString</text:span>). c) <text:span text:style-name="Source_20_Text">super(shape, color, calories);</text:span></text:p>
      <text:p text:style-name="Text_20_body"><text:span text:style-name="Strong_20_Emphasis">Exercise 9.10: Writing code lines</text:span> Here are the lines of code for each task:</text:p>
      <text:p text:style-name="Text_20_body">a) <text:span text:style-name="Source_20_Text">class Orange extends Fruit;</text:span> b) <text:span text:style-name="Source_20_Text">@Override</text:span> (inside the <text:span text:style-name="Source_20_Text">Orange</text:span> class when you intend to override <text:span text:style-name="Source_20_Text">toString</text:span>). c) <text:span text:style-name="Source_20_Text">super(shape, color, calories);</text:span></text:p>
      <text:p text:style-name="Standard"/>
      <text:p text:style-name="Standard">9.11 (Super) Explain two usages of the super keyword, and state some of the advantages of each</text:p>
      <text:p text:style-name="Standard">type of usage.</text:p>
      <text:p text:style-name="Standard"/>
      <text:p text:style-name="Text_20_body"><text:span text:style-name="Strong_20_Emphasis">Exercise 9.11: </text:span><text:span text:style-name="Strong_20_Emphasis"><text:span text:style-name="Source_20_Text">super</text:span></text:span><text:span text:style-name="Strong_20_Emphasis"> keyword usages</text:span> Explain two usages of the <text:span text:style-name="Source_20_Text">super</text:span> keyword and their advantages.</text:p>
      <text:list text:style-name="L1">
        <text:list-item>
          <text:p text:style-name="P12">Calling a superclass constructor with <text:span text:style-name="Source_20_Text">super(...)</text:span> allows you to initialize the superclass's attributes or perform common setup. It ensures that the superclass's constructor is executed before the subclass's constructor.</text:p>
        </text:list-item>
        <text:list-item>
          <text:p text:style-name="P11">Calling a superclass method with <text:span text:style-name="Source_20_Text">super.methodName()</text:span> allows you to invoke and reuse the behavior of a method defined in the superclass. This promotes code reuse and can help avoid code duplication.</text:p>
        </text:list-item>
      </text:list>
      <text:p text:style-name="Standard"/>
      <text:p text:style-name="Standard"/>
      <text:p text:style-name="Standard">9.12 (Using super) A method decode() is declared in a parent class, and also the child. How can</text:p>
      <text:p text:style-name="Standard">you access the decode() of the parent from within the child?</text:p>
      <text:p text:style-name="Standard"/>
      <text:p text:style-name="Standard"><text:span text:style-name="Strong_20_Emphasis">Exercise 9.12: Accessing the parent's method</text:span> You can access the <text:span text:style-name="Source_20_Text">decode()</text:span> method of the parent class from within the child class using <text:span text:style-name="Source_20_Text">super.decode()</text:span>.</text:p>
      <text:p text:style-name="Standard"/>
      <text:p text:style-name="Standard">9.13 (Calling get Methods in a Class’s Body) In Figs. 9.10–9.11 methods earnings and toString</text:p>
      <text:p text:style-name="Standard">each call various get methods within the same class. Explain the benefits of calling these get methods</text:p>
      <text:p text:style-name="Standard">within the classes.</text:p>
      <text:p text:style-name="Standard"/>
      <text:p text:style-name="Text_20_body"><text:span text:style-name="Strong_20_Emphasis">Exercise 9.13: Calling get methods within a class's body</text:span> Calling get methods within a class's body can provide the following benefits:</text:p>
      <text:list text:style-name="L2">
        <text:list-item>
          <text:p text:style-name="P15">Encapsulation: It allows you to encapsulate the internal state of an object and provides controlled access to it, making the class more maintainable and secure.</text:p>
        </text:list-item>
        <text:list-item>
          <text:p text:style-name="P14">Code Reusability: By using get methods to access the object's state, you can easily reuse the same methods in different parts of the class or in subclasses, promoting code reuse and reducing redundancy.</text:p>
        </text:list-item>
      </text:list>
      <text:p text:style-name="Standard"/>
      <text:p text:style-name="Standard"/>
      <text:p text:style-name="Standard">9.14 (Employee Hierarchy) In this chapter, you studied an inheritance hierarchy in which class</text:p>
      <text:p text:style-name="Standard">BasePlusCommissionEmployee inherited from class CommissionEmployee. However, not all types of</text:p>
      <text:p text:style-name="Standard"><text:soft-page-break/>employees are CommissionEmployees. In this exercise, you’ll create a more general Employee superclass</text:p>
      <text:p text:style-name="Standard">that factors out the attributes and behaviors in class CommissionEmployee that are common to all Em-</text:p>
      <text:p text:style-name="Standard">ployees. The common attributes and behaviors for all Employees are firstName, lastName, socialSe-</text:p>
      <text:p text:style-name="Standard">curityNumber, getFirstName, getLastName, getSocialSecurityNumber and a portion of method</text:p>
      <text:p text:style-name="Standard">toString. Create a new superclass Employee that contains these instance variables and methods and a</text:p>
      <text:p text:style-name="Standard">constructor. Next, rewrite class CommissionEmployee from Section 9.4.5 as a subclass of Employee.</text:p>
      <text:p text:style-name="Standard">Class CommissionEmployee should contain only the instance variables and methods that are not de-</text:p>
      <text:p text:style-name="Standard">clared in superclass Employee. Class CommissionEmployee’s constructor should invoke class Employee’s</text:p>
      <text:p text:style-name="Standard">constructor and CommissionEmployee’s toString method should invoke Employee’s toString method.</text:p>
      <text:p text:style-name="Standard">Once you’ve completed these modifications, run the CommissionEmployeeTest and BasePlusCommis-</text:p>
      <text:p text:style-name="Standard">sionEmployeeTest apps using these new classes to ensure that the apps still display the same results for</text:p>
      <text:p text:style-name="Standard">a CommissionEmployee object and BasePlusCommissionEmployee object, respectively.</text:p>
      <text:p text:style-name="Standard"/>
      <text:p text:style-name="Standard"><text:span text:style-name="Strong_20_Emphasis">Exercise 9.14: Employee Hierarchy</text:span> Create a new superclass <text:span text:style-name="Source_20_Text">Employee</text:span> with common attributes and behaviors. Rewrite <text:span text:style-name="Source_20_Text">CommissionEmployee</text:span> as a subclass of <text:span text:style-name="Source_20_Text">Employee</text:span>, invoking the superclass's constructor. Ensure that the test apps still work as expected.</text:p>
      <text:p text:style-name="Standard"/>
      <text:p text:style-name="Standard">9.15 (Creating a New Subclass of Employee) Other types of Employees might include Salaried-</text:p>
      <text:p text:style-name="Standard">Employees who get paid a fixed weekly salary, PieceWorkers who get paid by the number of pieces</text:p>
      <text:p text:style-name="Standard">they produce or HourlyEmployees who get paid an hourly wage with time-and-a-half—1.5 times the</text:p>
      <text:p text:style-name="Standard">hourly wage—for hours worked over 40 hours.</text:p>
      <text:p text:style-name="Standard">Create class HourlyEmployee that inherits from class Employee (Exercise 9.14) and has instance</text:p>
      <text:p text:style-name="Standard">variable hours (a double) that represents the hours worked, instance variable wage (a double) that</text:p>
      <text:p text:style-name="Standard">represents the wages per hour, a constructor that takes as arguments a first name, a last name, a</text:p>
      <text:p text:style-name="Standard">social security number, an hourly wage and the number of hours worked, set and get methods for</text:p>
      <text:p text:style-name="Standard">manipulating the hours and wage, an earnings method to calculate an HourlyEmployee ’s earnings</text:p>
      <text:p text:style-name="Standard">based on the hours worked and a toString method that returns the HourlyEmployee ’s String repre-</text:p>
      <text:p text:style-name="Standard">sentation. Method setWage should ensure that wage is nonnegative, and setHours should ensure</text:p>
      <text:p text:style-name="Standard">that the value of hours is between 0 and 168 (the total number of hours in a week). Use class Hour-</text:p>
      <text:p text:style-name="P4">lyEmployee in a test program that’s similar to the one in Fig. 9.5.</text:p>
      <text:p text:style-name="P4"/>
      <text:p text:style-name="P4"><text:span text:style-name="Strong_20_Emphasis">Exercise 9.15: Creating HourlyEmployee class</text:span> Create a <text:span text:style-name="Source_20_Text">HourlyEmployee</text:span> class that inherits from <text:span text:style-name="Source_20_Text">Employee</text:span> and includes attributes like <text:span text:style-name="Source_20_Text">hours</text:span> and <text:span text:style-name="Source_20_Text">wage</text:span>. Implement methods for calculating earnings, enforcing non-negative wages, and hours within a valid range. Test the <text:span text:style-name="Source_20_Text">HourlyEmployee</text:span> class.</text:p>
      <text:p text:style-name="P4"/>
      <text:p text:style-name="P8">Excercise (Base solution – GPT 3.5)</text:p>
      <text:p text:style-name="P4"/>
      <text:p text:style-name="Text_20_body"><text:span text:style-name="Strong_20_Emphasis">Exercise 9.3: Using Composition Rather Than Inheritance</text:span> To rewrite the <text:span text:style-name="Source_20_Text">BasePlusCommissionEmployee</text:span> class using composition, create a new class to hold the "base salary" attribute and include an instance of that class within the <text:span text:style-name="Source_20_Text">BasePlusCommissionEmployee</text:span> class. This is an example:</text:p>
      <text:p text:style-name="P3">java</text:p>
      <text:p text:style-name="Preformatted_20_Text"><text:span text:style-name="Source_20_Text">class BaseSalary {</text:span></text:p>
      <text:p text:style-name="Preformatted_20_Text"><text:span text:style-name="Source_20_Text"><text:s text:c="4"/>private double baseSalary;</text:span></text:p>
      <text:p text:style-name="Preformatted_20_Text"/>
      <text:p text:style-name="Preformatted_20_Text"><text:span text:style-name="Source_20_Text"><text:s text:c="4"/>public BaseSalary(double baseSalary) {</text:span></text:p>
      <text:p text:style-name="Preformatted_20_Text"><text:span text:style-name="Source_20_Text"><text:s text:c="8"/>this.baseSalary = baseSalary;</text:span></text:p>
      <text:p text:style-name="Preformatted_20_Text"><text:span text:style-name="Source_20_Text"><text:s text:c="4"/>}</text:span></text:p>
      <text:p text:style-name="Preformatted_20_Text"/>
      <text:p text:style-name="Preformatted_20_Text"><text:span text:style-name="Source_20_Text"><text:s text:c="4"/>public double getBaseSalary() {</text:span></text:p>
      <text:p text:style-name="Preformatted_20_Text"><text:span text:style-name="Source_20_Text"><text:s text:c="8"/>return baseSalary;</text:span></text:p>
      <text:p text:style-name="Preformatted_20_Text"><text:span text:style-name="Source_20_Text"><text:s text:c="4"/>}</text:span></text:p>
      <text:p text:style-name="Preformatted_20_Text"/>
      <text:p text:style-name="Preformatted_20_Text"><text:span text:style-name="Source_20_Text"><text:s text:c="4"/>public void setBaseSalary(double baseSalary) {</text:span></text:p>
      <text:p text:style-name="Preformatted_20_Text"><text:span text:style-name="Source_20_Text"><text:s text:c="8"/>this.baseSalary = baseSalary;</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BasePlusCommissionEmployee {</text:span></text:p>
      <text:p text:style-name="Preformatted_20_Text"><text:span text:style-name="Source_20_Text"><text:s text:c="4"/>private CommissionEmployee commissionEmployee;</text:span></text:p>
      <text:p text:style-name="Preformatted_20_Text"><text:span text:style-name="Source_20_Text"><text:s text:c="4"/>private BaseSalary baseSalary;</text:span></text:p>
      <text:p text:style-name="Preformatted_20_Text"/>
      <text:p text:style-name="Preformatted_20_Text"><text:span text:style-name="Source_20_Text"><text:s text:c="4"/>public BasePlusCommissionEmployee(String firstName, String lastName, String socialSecurityNumber,</text:span></text:p>
      <text:p text:style-name="Preformatted_20_Text"><text:span text:style-name="Source_20_Text"><text:s text:c="12"/>double grossSales, double commissionRate, double baseSalary) {</text:span></text:p>
      <text:p text:style-name="Preformatted_20_Text"><text:span text:style-name="Source_20_Text"><text:s text:c="8"/>this.commissionEmployee = new CommissionEmployee(firstName, lastName, socialSecurityNumber, grossSales, commissionRate);</text:span></text:p>
      <text:p text:style-name="Preformatted_20_Text"><text:span text:style-name="Source_20_Text"><text:s text:c="8"/>this.baseSalary = new BaseSalary(baseSalary);</text:span></text:p>
      <text:p text:style-name="Preformatted_20_Text"><text:span text:style-name="Source_20_Text"><text:s text:c="4"/>}</text:span></text:p>
      <text:p text:style-name="Preformatted_20_Text"/>
      <text:p text:style-name="Preformatted_20_Text"><text:span text:style-name="Source_20_Text"><text:s text:c="4"/>public double earnings() {</text:span></text:p>
      <text:p text:style-name="Preformatted_20_Text"><text:span text:style-name="Source_20_Text"><text:s text:c="8"/>return commissionEmployee.earnings() + baseSalary.getBaseSalary();</text:span></text:p>
      <text:p text:style-name="Preformatted_20_Text"><text:span text:style-name="Source_20_Text"><text:s text:c="4"/>}</text:span></text:p>
      <text:p text:style-name="Preformatted_20_Text"/>
      <text:p text:style-name="Preformatted_20_Text"><text:span text:style-name="Source_20_Text"><text:s text:c="4"/>// Include other methods as needed.</text:span></text:p>
      <text:p text:style-name="P3"><text:span text:style-name="Source_20_Text">}</text:span></text:p>
      <text:p text:style-name="Text_20_body">In this solution, we created a <text:span text:style-name="Source_20_Text">BaseSalary</text:span> class to manage the base salary attribute. The <text:span text:style-name="Source_20_Text">BasePlusCommissionEmployee</text:span> class uses composition by including an instance of <text:span text:style-name="Source_20_Text">BaseSalary</text:span> and <text:span text:style-name="Source_20_Text">CommissionEmployee</text:span>.</text:p>
      <text:p text:style-name="Text_20_body"><text:span text:style-name="Strong_20_Emphasis">Exercise 9.4: Opportunities for Defects</text:span> Inheritance can promote defect reduction by:</text:p>
      <text:list text:style-name="L60">
        <text:list-item>
          <text:p text:style-name="P55">Code Reusability: Inheritance allows you to create a common base class with shared functionality, reducing code duplication.</text:p>
        </text:list-item>
        <text:list-item>
          <text:p text:style-name="P55">Centralized Code: Common code is defined in one place (the superclass), making it easier to maintain and update.</text:p>
        </text:list-item>
        <text:list-item>
          <text:p text:style-name="P54"><text:soft-page-break/>Polymorphism: Inheritance allows you to treat different subclasses as instances of the superclass, making it easier to work with a group of related objects.</text:p>
        </text:list-item>
      </text:list>
      <text:p text:style-name="Text_20_body">However, misuse of inheritance can lead to defects when:</text:p>
      <text:list text:style-name="L61">
        <text:list-item>
          <text:p text:style-name="P57">The inheritance hierarchy is too deep or complex, leading to confusion.</text:p>
        </text:list-item>
        <text:list-item>
          <text:p text:style-name="P57">Subclasses override methods in a way that violates the Liskov Substitution Principle, causing unexpected behavior.</text:p>
        </text:list-item>
        <text:list-item>
          <text:p text:style-name="P56">Superclass changes affect multiple subclasses, potentially introducing defects in all of them.</text:p>
        </text:list-item>
      </text:list>
      <text:p text:style-name="Text_20_body"><text:span text:style-name="Strong_20_Emphasis">Exercise 9.5: Student Inheritance Hierarchy</text:span> Create an inheritance hierarchy for students at a university. Here's a simplified representation:</text:p>
      <text:p text:style-name="P3">java</text:p>
      <text:p text:style-name="Preformatted_20_Text"><text:span text:style-name="Source_20_Text">class Student {</text:span></text:p>
      <text:p text:style-name="Preformatted_20_Text"><text:span text:style-name="Source_20_Text"><text:s text:c="4"/>private String name;</text:span></text:p>
      <text:p text:style-name="Preformatted_20_Text"/>
      <text:p text:style-name="Preformatted_20_Text"><text:span text:style-name="Source_20_Text"><text:s text:c="4"/>public Student(String name) {</text:span></text:p>
      <text:p text:style-name="Preformatted_20_Text"><text:span text:style-name="Source_20_Text"><text:s text:c="8"/>this.name = name;</text:span></text:p>
      <text:p text:style-name="Preformatted_20_Text"><text:span text:style-name="Source_20_Text"><text:s text:c="4"/>}</text:span></text:p>
      <text:p text:style-name="Preformatted_20_Text"/>
      <text:p text:style-name="Preformatted_20_Text"><text:span text:style-name="Source_20_Text"><text:s text:c="4"/>public String getName() {</text:span></text:p>
      <text:p text:style-name="Preformatted_20_Text"><text:span text:style-name="Source_20_Text"><text:s text:c="8"/>return nam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UndergraduateStudent extends Student {</text:span></text:p>
      <text:p text:style-name="Preformatted_20_Text"><text:span text:style-name="Source_20_Text"><text:s text:c="4"/>public UndergraduateStudent(String name) {</text:span></text:p>
      <text:p text:style-name="Preformatted_20_Text"><text:span text:style-name="Source_20_Text"><text:s text:c="8"/>super(nam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GraduateStudent extends Student {</text:span></text:p>
      <text:p text:style-name="Preformatted_20_Text"><text:span text:style-name="Source_20_Text"><text:s text:c="4"/>public GraduateStudent(String name) {</text:span></text:p>
      <text:p text:style-name="Preformatted_20_Text"><text:span text:style-name="Source_20_Text"><text:s text:c="8"/>super(nam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Freshman extends UndergraduateStudent {</text:span></text:p>
      <text:p text:style-name="Preformatted_20_Text"><text:span text:style-name="Source_20_Text"><text:s text:c="4"/>public Freshman(String name) {</text:span></text:p>
      <text:p text:style-name="Preformatted_20_Text"><text:span text:style-name="Source_20_Text"><text:s text:c="8"/>super(nam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Sophomore extends UndergraduateStudent {</text:span></text:p>
      <text:p text:style-name="Preformatted_20_Text"><text:span text:style-name="Source_20_Text"><text:s text:c="4"/>public Sophomore(String name) {</text:span></text:p>
      <text:p text:style-name="Preformatted_20_Text"><text:span text:style-name="Source_20_Text"><text:s text:c="8"/>super(name);</text:span></text:p>
      <text:p text:style-name="Preformatted_20_Text"><text:span text:style-name="Source_20_Text"><text:s text:c="4"/>}</text:span></text:p>
      <text:p text:style-name="Preformatted_20_Text"><text:span text:style-name="Source_20_Text">}</text:span></text:p>
      <text:p text:style-name="Preformatted_20_Text"/>
      <text:p text:style-name="P3"><text:span text:style-name="Source_20_Text">// Add more subclasses as needed (e.g., Junior, Senior, DoctoralStudent, MastersStudent)</text:span></text:p>
      <text:p text:style-name="Text_20_body">In this hierarchy, <text:span text:style-name="Source_20_Text">Student</text:span> is the superclass, and it has two main subclasses, <text:span text:style-name="Source_20_Text">UndergraduateStudent</text:span> and <text:span text:style-name="Source_20_Text">GraduateStudent</text:span>. You can continue to add more levels of <text:soft-page-break/>subclasses as per your requirements, such as <text:span text:style-name="Source_20_Text">Freshman</text:span>, <text:span text:style-name="Source_20_Text">Sophomore</text:span>, <text:span text:style-name="Source_20_Text">Junior</text:span>, <text:span text:style-name="Source_20_Text">Senior</text:span>, <text:span text:style-name="Source_20_Text">DoctoralStudent</text:span>, and <text:span text:style-name="Source_20_Text">MastersStudent</text:span>.</text:p>
      <text:p text:style-name="Text_20_body"><text:span text:style-name="Strong_20_Emphasis">Exercise 9.6: Shape Inheritance Hierarchy</text:span> Create an inheritance hierarchy for shapes, including two-dimensional and three-dimensional shapes. This is a simplified representation:</text:p>
      <text:p text:style-name="P3">java</text:p>
      <text:p text:style-name="Preformatted_20_Text"><text:span text:style-name="Source_20_Text">class Shape {</text:span></text:p>
      <text:p text:style-name="Preformatted_20_Text"><text:span text:style-name="Source_20_Text"><text:s text:c="4"/>// Common properties and methods for all shapes.</text:span></text:p>
      <text:p text:style-name="Preformatted_20_Text"><text:span text:style-name="Source_20_Text">}</text:span></text:p>
      <text:p text:style-name="Preformatted_20_Text"/>
      <text:p text:style-name="Preformatted_20_Text"><text:span text:style-name="Source_20_Text">class TwoDimensionalShape extends Shape {</text:span></text:p>
      <text:p text:style-name="Preformatted_20_Text"><text:span text:style-name="Source_20_Text"><text:s text:c="4"/>// Common properties and methods for 2D shapes.</text:span></text:p>
      <text:p text:style-name="Preformatted_20_Text"><text:span text:style-name="Source_20_Text">}</text:span></text:p>
      <text:p text:style-name="Preformatted_20_Text"/>
      <text:p text:style-name="Preformatted_20_Text"><text:span text:style-name="Source_20_Text">class ThreeDimensionalShape extends Shape {</text:span></text:p>
      <text:p text:style-name="Preformatted_20_Text"><text:span text:style-name="Source_20_Text"><text:s text:c="4"/>// Common properties and methods for 3D shapes.</text:span></text:p>
      <text:p text:style-name="Preformatted_20_Text"><text:span text:style-name="Source_20_Text">}</text:span></text:p>
      <text:p text:style-name="Preformatted_20_Text"/>
      <text:p text:style-name="Preformatted_20_Text"><text:span text:style-name="Source_20_Text">class Quadrilateral extends TwoDimensionalShape {</text:span></text:p>
      <text:p text:style-name="Preformatted_20_Text"><text:span text:style-name="Source_20_Text"><text:s text:c="4"/>// Properties and methods specific to quadrilaterals.</text:span></text:p>
      <text:p text:style-name="Preformatted_20_Text"><text:span text:style-name="Source_20_Text">}</text:span></text:p>
      <text:p text:style-name="Preformatted_20_Text"/>
      <text:p text:style-name="Preformatted_20_Text"><text:span text:style-name="Source_20_Text">class Triangle extends TwoDimensionalShape {</text:span></text:p>
      <text:p text:style-name="Preformatted_20_Text"><text:span text:style-name="Source_20_Text"><text:s text:c="4"/>// Properties and methods specific to triangles.</text:span></text:p>
      <text:p text:style-name="Preformatted_20_Text"><text:span text:style-name="Source_20_Text">}</text:span></text:p>
      <text:p text:style-name="Preformatted_20_Text"/>
      <text:p text:style-name="Preformatted_20_Text"><text:span text:style-name="Source_20_Text">class Circle extends TwoDimensionalShape {</text:span></text:p>
      <text:p text:style-name="Preformatted_20_Text"><text:span text:style-name="Source_20_Text"><text:s text:c="4"/>// Properties and methods specific to circles.</text:span></text:p>
      <text:p text:style-name="Preformatted_20_Text"><text:span text:style-name="Source_20_Text">}</text:span></text:p>
      <text:p text:style-name="Preformatted_20_Text"/>
      <text:p text:style-name="Preformatted_20_Text"><text:span text:style-name="Source_20_Text">class Sphere extends ThreeDimensionalShape {</text:span></text:p>
      <text:p text:style-name="Preformatted_20_Text"><text:span text:style-name="Source_20_Text"><text:s text:c="4"/>// Properties and methods specific to spheres.</text:span></text:p>
      <text:p text:style-name="Preformatted_20_Text"><text:span text:style-name="Source_20_Text">}</text:span></text:p>
      <text:p text:style-name="Preformatted_20_Text"/>
      <text:p text:style-name="Preformatted_20_Text"><text:span text:style-name="Source_20_Text">class Cylinder extends ThreeDimensionalShape {</text:span></text:p>
      <text:p text:style-name="Preformatted_20_Text"><text:span text:style-name="Source_20_Text"><text:s text:c="4"/>// Properties and methods specific to cylinders.</text:span></text:p>
      <text:p text:style-name="Preformatted_20_Text"><text:span text:style-name="Source_20_Text">}</text:span></text:p>
      <text:p text:style-name="Preformatted_20_Text"/>
      <text:p text:style-name="P3"><text:span text:style-name="Source_20_Text">// Add more subclasses as necessary (e.g., Rectangle, Square, etc.)</text:span></text:p>
      <text:p text:style-name="Text_20_body">This hierarchy defines a basic structure for shapes with <text:span text:style-name="Source_20_Text">Shape</text:span> as the top-level superclass, and subclasses for two-dimensional and three-dimensional shapes. You can add more specific shapes and properties as needed.</text:p>
      <text:p text:style-name="Text_20_body"><text:span text:style-name="Strong_20_Emphasis">Exercise 9.7: </text:span><text:span text:style-name="Strong_20_Emphasis"><text:span text:style-name="Source_20_Text">protected</text:span></text:span><text:span text:style-name="Strong_20_Emphasis"> vs. </text:span><text:span text:style-name="Strong_20_Emphasis"><text:span text:style-name="Source_20_Text">private</text:span></text:span> The choice between using <text:span text:style-name="Source_20_Text">protected</text:span> and <text:span text:style-name="Source_20_Text">private</text:span> access depends on the design and requirements:</text:p>
      <text:list text:style-name="L62">
        <text:list-item>
          <text:p text:style-name="P58"><text:span text:style-name="Source_20_Text">protected</text:span>: Use <text:span text:style-name="Source_20_Text">protected</text:span> when you want to provide access to the member within the class and its subclasses. It's useful for sharing implementation details with subclasses, enabling them to extend or override methods while maintaining some level of encapsulation.</text:p>
        </text:list-item>
        <text:list-item>
          <text:p text:style-name="P58"><text:soft-page-break/><text:span text:style-name="Source_20_Text">private</text:span>: Use <text:span text:style-name="Source_20_Text">private</text:span> when you want to restrict access to the member to only the class where it's defined. It enforces strong encapsulation by hiding the implementation details from both subclasses and external classes.</text:p>
        </text:list-item>
      </text:list>
      <text:p text:style-name="Text_20_body">The relative merits depend on the specific design goals and the level of control you need over access to class members. Use <text:span text:style-name="Source_20_Text">protected</text:span> when you intend to design for extensibility, and <text:span text:style-name="Source_20_Text">private</text:span> when you want to tightly control access and hide implementation details.</text:p>
      <text:p text:style-name="Text_20_body"><text:span text:style-name="Strong_20_Emphasis">Exercise 9.8: Quadrilateral Inheritance Hierarchy</text:span> Here's a simplified inheritance hierarchy for quadrilaterals:</text:p>
      <text:p text:style-name="P3">java</text:p>
      <text:p text:style-name="Preformatted_20_Text"><text:span text:style-name="Source_20_Text">class Quadrilateral {</text:span></text:p>
      <text:p text:style-name="Preformatted_20_Text"><text:span text:style-name="Source_20_Text"><text:s text:c="4"/>private Point[] coordinates = new Point[4];</text:span></text:p>
      <text:p text:style-name="Preformatted_20_Text"/>
      <text:p text:style-name="Preformatted_20_Text"><text:span text:style-name="Source_20_Text"><text:s text:c="4"/>public Quadrilateral(Point p1, Point p2, Point p3, Point p4) {</text:span></text:p>
      <text:p text:style-name="Preformatted_20_Text"><text:span text:style-name="Source_20_Text"><text:s text:c="8"/>coordinates[0] = p1;</text:span></text:p>
      <text:p text:style-name="Preformatted_20_Text"><text:span text:style-name="Source_20_Text"><text:s text:c="8"/>coordinates[1] = p2;</text:span></text:p>
      <text:p text:style-name="Preformatted_20_Text"><text:span text:style-name="Source_20_Text"><text:s text:c="8"/>coordinates[2] = p3;</text:span></text:p>
      <text:p text:style-name="Preformatted_20_Text"><text:span text:style-name="Source_20_Text"><text:s text:c="8"/>coordinates[3] = p4;</text:span></text:p>
      <text:p text:style-name="Preformatted_20_Text"><text:span text:style-name="Source_20_Text"><text:s text:c="4"/>}</text:span></text:p>
      <text:p text:style-name="Preformatted_20_Text"/>
      <text:p text:style-name="Preformatted_20_Text"><text:span text:style-name="Source_20_Text"><text:s text:c="4"/>public Point[] getCoordinates() {</text:span></text:p>
      <text:p text:style-name="Preformatted_20_Text"><text:span text:style-name="Source_20_Text"><text:s text:c="8"/>return coordinates;</text:span></text:p>
      <text:p text:style-name="Preformatted_20_Text"><text:span text:style-name="Source_20_Text"><text:s text:c="4"/>}</text:span></text:p>
      <text:p text:style-name="Preformatted_20_Text"/>
      <text:p text:style-name="Preformatted_20_Text"><text:span text:style-name="Source_20_Text"><text:s text:c="4"/>public double area() {</text:span></text:p>
      <text:p text:style-name="Preformatted_20_Text"><text:span text:style-name="Source_20_Text"><text:s text:c="8"/>// Calculate and return the area of the quadrilateral.</text:span></text:p>
      <text:p text:style-name="Preformatted_20_Text"><text:span text:style-name="Source_20_Text"><text:s text:c="8"/>return 0.0; // Placeholder valu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Trapezoid extends Quadrilateral {</text:span></text:p>
      <text:p text:style-name="Preformatted_20_Text"><text:span text:style-name="Source_20_Text"><text:s text:c="4"/>public Trapezoid(Point p1, Point p2, Point p3, Point p4) {</text:span></text:p>
      <text:p text:style-name="Preformatted_20_Text"><text:span text:style-name="Source_20_Text"><text:s text:c="8"/>super(p1, p2, p3, p4);</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double area() {</text:span></text:p>
      <text:p text:style-name="Preformatted_20_Text"><text:span text:style-name="Source_20_Text"><text:s text:c="8"/>// Calculate and return the area of the trapezoid.</text:span></text:p>
      <text:p text:style-name="Preformatted_20_Text"><text:span text:style-name="Source_20_Text"><text:s text:c="8"/>return 0.0; // Placeholder valu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Parallelogram extends Quadrilateral {</text:span></text:p>
      <text:p text:style-name="Preformatted_20_Text"><text:span text:style-name="Source_20_Text"><text:s text:c="4"/>public Parallelogram(Point p1, Point p2, Point p3, Point p4) {</text:span></text:p>
      <text:p text:style-name="Preformatted_20_Text"><text:span text:style-name="Source_20_Text"><text:s text:c="8"/>super(p1, p2, p3, p4);</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double area() {</text:span></text:p>
      <text:p text:style-name="Preformatted_20_Text"><text:span text:style-name="Source_20_Text"><text:s text:c="8"/>// Calculate and return the area of the parallelogram.</text:span></text:p>
      <text:p text:style-name="Preformatted_20_Text"><text:span text:style-name="Source_20_Text"><text:s text:c="8"/>return 0.0; // Placeholder valu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oft-page-break/><text:span text:style-name="Source_20_Text">class Rectangle extends Parallelogram {</text:span></text:p>
      <text:p text:style-name="Preformatted_20_Text"><text:span text:style-name="Source_20_Text"><text:s text:c="4"/>public Rectangle(Point p1, Point p2, Point p3, Point p4) {</text:span></text:p>
      <text:p text:style-name="Preformatted_20_Text"><text:span text:style-name="Source_20_Text"><text:s text:c="8"/>super(p1, p2, p3, p4);</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double area() {</text:span></text:p>
      <text:p text:style-name="Preformatted_20_Text"><text:span text:style-name="Source_20_Text"><text:s text:c="8"/>// Calculate and return the area of the rectangle.</text:span></text:p>
      <text:p text:style-name="Preformatted_20_Text"><text:span text:style-name="Source_20_Text"><text:s text:c="8"/>return 0.0; // Placeholder valu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Square extends Rectangle {</text:span></text:p>
      <text:p text:style-name="Preformatted_20_Text"><text:span text:style-name="Source_20_Text"><text:s text:c="4"/>public Square(Point p1, Point p2, Point p3, Point p4) {</text:span></text:p>
      <text:p text:style-name="Preformatted_20_Text"><text:span text:style-name="Source_20_Text"><text:s text:c="8"/>super(p1, p2, p3, p4);</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double area() {</text:span></text:p>
      <text:p text:style-name="Preformatted_20_Text"><text:span text:style-name="Source_20_Text"><text:s text:c="8"/>// Calculate and return the area of the square.</text:span></text:p>
      <text:p text:style-name="Preformatted_20_Text"><text:span text:style-name="Source_20_Text"><text:s text:c="8"/>return 0.0; // Placeholder value.</text:span></text:p>
      <text:p text:style-name="Preformatted_20_Text"><text:span text:style-name="Source_20_Text"><text:s text:c="4"/>}</text:span></text:p>
      <text:p text:style-name="P3"><text:span text:style-name="Source_20_Text">}</text:span></text:p>
      <text:p text:style-name="Text_20_body">In this hierarchy, <text:span text:style-name="Source_20_Text">Quadrilateral</text:span> is the superclass, and subclasses include <text:span text:style-name="Source_20_Text">Trapezoid</text:span>, <text:span text:style-name="Source_20_Text">Parallelogram</text:span>, <text:span text:style-name="Source_20_Text">Rectangle</text:span>, and <text:span text:style-name="Source_20_Text">Square</text:span>. Each subclass overrides the <text:span text:style-name="Source_20_Text">area</text:span> method to calculate its specific area.</text:p>
      <text:p text:style-name="Text_20_body"><text:span text:style-name="Strong_20_Emphasis">Exercise 9.9: </text:span><text:span text:style-name="Strong_20_Emphasis"><text:span text:style-name="Source_20_Text">super</text:span></text:span><text:span text:style-name="Strong_20_Emphasis"> keyword usages</text:span> a) <text:span text:style-name="Source_20_Text">super.earnings()</text:span>: This line, when located in an overridden <text:span text:style-name="Source_20_Text">earnings</text:span> method in a subclass, calls the <text:span text:style-name="Source_20_Text">earnings</text:span> method of the superclass. It allows you to reuse the earnings calculation of the superclass and potentially add additional logic in the subclass.</text:p>
      <text:p text:style-name="Text_20_body">b) <text:span text:style-name="Source_20_Text">@Override</text:span>: This annotation is placed before a method declaration in a subclass to indicate that you intend to override a method from the superclass. It helps ensure that you're correctly overriding a method, reducing the risk of accidental mistakes.</text:p>
      <text:p text:style-name="Text_20_body"><text:span text:style-name="Strong_20_Emphasis">Exercise 9.10: Writing code lines</text:span> Here are the lines of code for each task:</text:p>
      <text:p text:style-name="Text_20_body">a) <text:span text:style-name="Source_20_Text">class Orange extends Fruit;</text:span>: This line specifies that the <text:span text:style-name="Source_20_Text">Orange</text:span> class inherits from the <text:span text:style-name="Source_20_Text">Fruit</text:span> class.</text:p>
      <text:p text:style-name="Text_20_body">b) <text:span text:style-name="Source_20_Text">@Override</text:span>: This annotation is used inside the <text:span text:style-name="Source_20_Text">Orange</text:span> class when you intend to override the <text:span text:style-name="Source_20_Text">toString</text:span> method.</text:p>
      <text:p text:style-name="Text_20_body">c) <text:span text:style-name="Source_20_Text">super(shape, color, calories);</text:span>: This line calls the superclass constructor from the <text:span text:style-name="Source_20_Text">Orange</text:span> class's constructor, passing the required arguments.</text:p>
      <text:p text:style-name="Text_20_body"><text:span text:style-name="Strong_20_Emphasis">Exercise 9.11: Super Keyword Usages and Advantages</text:span> The <text:span text:style-name="Source_20_Text">super</text:span> keyword is used in two main contexts:</text:p>
      <text:list text:style-name="L63">
        <text:list-item>
          <text:p text:style-name="P59">Calling Superclass Constructor: <text:span text:style-name="Source_20_Text">super(firstArgument, secondArgument);</text:span></text:p>
          <text:list>
            <text:list-item>
              <text:p text:style-name="P60"><text:soft-page-break/>Usage: This is used within a subclass's constructor to call the constructor of its superclass (parent class).</text:p>
            </text:list-item>
            <text:list-item>
              <text:p text:style-name="P60">Advantages:</text:p>
              <text:list>
                <text:list-item>
                  <text:p text:style-name="P60">Ensures that the initialization code in the superclass constructor is executed, setting up the initial state of the object.</text:p>
                </text:list-item>
                <text:list-item>
                  <text:p text:style-name="P60">Allows the subclass to perform additional initialization specific to itself after the superclass's constructor has run.</text:p>
                </text:list-item>
              </text:list>
            </text:list-item>
          </text:list>
        </text:list-item>
        <text:list-item>
          <text:p text:style-name="P59">Calling Superclass Method: <text:span text:style-name="Source_20_Text">super.earnings();</text:span></text:p>
          <text:list>
            <text:list-item>
              <text:p text:style-name="P60">Usage: This is used within a subclass's method to call a method of the superclass.</text:p>
            </text:list-item>
            <text:list-item>
              <text:p text:style-name="P60">Advantages:</text:p>
              <text:list>
                <text:list-item>
                  <text:p text:style-name="P60">Enables reuse of the behavior defined in the superclass. The subclass can extend or modify this behavior as needed.</text:p>
                </text:list-item>
                <text:list-item>
                  <text:p text:style-name="P59">Helps avoid code duplication by centralizing common functionality in the superclass.</text:p>
                </text:list-item>
              </text:list>
            </text:list-item>
          </text:list>
        </text:list-item>
      </text:list>
      <text:p text:style-name="Text_20_body"><text:span text:style-name="Strong_20_Emphasis">Exercise 9.12: Accessing Parent's Method</text:span> To access the <text:span text:style-name="Source_20_Text">decode()</text:span> method of the parent class from within the child class, you can use the <text:span text:style-name="Source_20_Text">super</text:span> keyword followed by the method name, like <text:span text:style-name="Source_20_Text">super.decode()</text:span>. This calls the parent class's <text:span text:style-name="Source_20_Text">decode()</text:span> method, allowing you to reuse or extend its behavior in the child class.</text:p>
      <text:p text:style-name="Text_20_body"><text:span text:style-name="Strong_20_Emphasis">Exercise 9.13: Calling Get Methods Within a Class's Body</text:span> Calling get methods within a class's body provides several benefits:</text:p>
      <text:list text:style-name="L64">
        <text:list-item>
          <text:p text:style-name="P61"><text:span text:style-name="Strong_20_Emphasis">Encapsulation</text:span>: It enforces the encapsulation principle, where class attributes are private and can only be accessed and modified through controlled get and set methods. This helps protect the internal state of the class from unintended modifications.</text:p>
        </text:list-item>
        <text:list-item>
          <text:p text:style-name="P61"><text:span text:style-name="Strong_20_Emphasis">Code Reusability</text:span>: By using get methods, you can access the object's attributes consistently throughout the class's methods. This promotes code reusability, as the same get methods can be used in multiple places within the class.</text:p>
        </text:list-item>
        <text:list-item>
          <text:p text:style-name="P61"><text:span text:style-name="Strong_20_Emphasis">Maintainability</text:span>: Using get methods provides a clear and consistent way to access the class's attributes, making the code more maintainable. If you need to change the internal representation of an attribute, you only need to update the get method, and the rest of the code remains unaffected.</text:p>
        </text:list-item>
      </text:list>
      <text:p text:style-name="Text_20_body"><text:span text:style-name="Strong_20_Emphasis">Exercise 9.14: Employee Hierarchy</text:span> To create a more general <text:span text:style-name="Source_20_Text">Employee</text:span> superclass, you can factor out common attributes and methods from the <text:span text:style-name="Source_20_Text">CommissionEmployee</text:span> class. Here's a basic example:</text:p>
      <text:p text:style-name="P3">java</text:p>
      <text:p text:style-name="Preformatted_20_Text"><text:span text:style-name="Source_20_Text">class Employee {</text:span></text:p>
      <text:p text:style-name="Preformatted_20_Text"><text:span text:style-name="Source_20_Text"><text:s text:c="4"/>private String firstName;</text:span></text:p>
      <text:p text:style-name="Preformatted_20_Text"><text:span text:style-name="Source_20_Text"><text:s text:c="4"/>private String lastName;</text:span></text:p>
      <text:p text:style-name="Preformatted_20_Text"><text:span text:style-name="Source_20_Text"><text:s text:c="4"/>private String socialSecurityNumber;</text:span></text:p>
      <text:p text:style-name="Preformatted_20_Text"/>
      <text:p text:style-name="Preformatted_20_Text"><text:span text:style-name="Source_20_Text"><text:s text:c="4"/>public Employee(String firstName, String lastName, String socialSecurityNumber) {</text:span></text:p>
      <text:p text:style-name="Preformatted_20_Text"><text:soft-page-break/><text:span text:style-name="Source_20_Text"><text:s text:c="8"/>this.firstName = firstName;</text:span></text:p>
      <text:p text:style-name="Preformatted_20_Text"><text:span text:style-name="Source_20_Text"><text:s text:c="8"/>this.lastName = lastName;</text:span></text:p>
      <text:p text:style-name="Preformatted_20_Text"><text:span text:style-name="Source_20_Text"><text:s text:c="8"/>this.socialSecurityNumber = socialSecurityNumber;</text:span></text:p>
      <text:p text:style-name="Preformatted_20_Text"><text:span text:style-name="Source_20_Text"><text:s text:c="4"/>}</text:span></text:p>
      <text:p text:style-name="Preformatted_20_Text"/>
      <text:p text:style-name="Preformatted_20_Text"><text:span text:style-name="Source_20_Text"><text:s text:c="4"/>public String getFirstName() {</text:span></text:p>
      <text:p text:style-name="Preformatted_20_Text"><text:span text:style-name="Source_20_Text"><text:s text:c="8"/>return firstName;</text:span></text:p>
      <text:p text:style-name="Preformatted_20_Text"><text:span text:style-name="Source_20_Text"><text:s text:c="4"/>}</text:span></text:p>
      <text:p text:style-name="Preformatted_20_Text"/>
      <text:p text:style-name="Preformatted_20_Text"><text:span text:style-name="Source_20_Text"><text:s text:c="4"/>public String getLastName() {</text:span></text:p>
      <text:p text:style-name="Preformatted_20_Text"><text:span text:style-name="Source_20_Text"><text:s text:c="8"/>return lastName;</text:span></text:p>
      <text:p text:style-name="Preformatted_20_Text"><text:span text:style-name="Source_20_Text"><text:s text:c="4"/>}</text:span></text:p>
      <text:p text:style-name="Preformatted_20_Text"/>
      <text:p text:style-name="Preformatted_20_Text"><text:span text:style-name="Source_20_Text"><text:s text:c="4"/>public String getSocialSecurityNumber() {</text:span></text:p>
      <text:p text:style-name="Preformatted_20_Text"><text:span text:style-name="Source_20_Text"><text:s text:c="8"/>return socialSecurityNumber;</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String toString() {</text:span></text:p>
      <text:p text:style-name="Preformatted_20_Text"><text:span text:style-name="Source_20_Text"><text:s text:c="8"/>return "Name: " + firstName + " " + lastName + "\nSSN: " + socialSecurityNumber;</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CommissionEmployee extends Employee {</text:span></text:p>
      <text:p text:style-name="Preformatted_20_Text"><text:span text:style-name="Source_20_Text"><text:s text:c="4"/>private double grossSales;</text:span></text:p>
      <text:p text:style-name="Preformatted_20_Text"><text:span text:style-name="Source_20_Text"><text:s text:c="4"/>private double commissionRate;</text:span></text:p>
      <text:p text:style-name="Preformatted_20_Text"/>
      <text:p text:style-name="Preformatted_20_Text"><text:span text:style-name="Source_20_Text"><text:s text:c="4"/>public CommissionEmployee(String firstName, String lastName, String socialSecurityNumber, </text:span></text:p>
      <text:p text:style-name="Preformatted_20_Text"><text:span text:style-name="Source_20_Text"><text:s text:c="8"/>double grossSales, double commissionRate) {</text:span></text:p>
      <text:p text:style-name="Preformatted_20_Text"><text:span text:style-name="Source_20_Text"><text:s text:c="8"/>super(firstName, lastName, socialSecurityNumber);</text:span></text:p>
      <text:p text:style-name="Preformatted_20_Text"><text:span text:style-name="Source_20_Text"><text:s text:c="8"/>this.grossSales = grossSales;</text:span></text:p>
      <text:p text:style-name="Preformatted_20_Text"><text:span text:style-name="Source_20_Text"><text:s text:c="8"/>this.commissionRate = commissionRate;</text:span></text:p>
      <text:p text:style-name="Preformatted_20_Text"><text:span text:style-name="Source_20_Text"><text:s text:c="4"/>}</text:span></text:p>
      <text:p text:style-name="Preformatted_20_Text"/>
      <text:p text:style-name="Preformatted_20_Text"><text:span text:style-name="Source_20_Text"><text:s text:c="4"/>// ... Implement earnings method and other specific methods</text:span></text:p>
      <text:p text:style-name="P3"><text:span text:style-name="Source_20_Text">}</text:span></text:p>
      <text:p text:style-name="Text_20_body">In this example, <text:span text:style-name="Source_20_Text">Employee</text:span> is a superclass that contains common attributes and methods shared by all employees. <text:span text:style-name="Source_20_Text">CommissionEmployee</text:span> is a subclass that extends <text:span text:style-name="Source_20_Text">Employee</text:span> and adds attributes specific to commission-based employees.</text:p>
      <text:p text:style-name="Text_20_body"/>
      <text:p text:style-name="Text_20_body"><text:span text:style-name="Strong_20_Emphasis">Exercise 9.15: Creating HourlyEmployee Class</text:span> Create the <text:span text:style-name="Source_20_Text">HourlyEmployee</text:span> class by inheriting from the <text:span text:style-name="Source_20_Text">Employee</text:span> class. Here's an example implementation:</text:p>
      <text:p text:style-name="P3">java</text:p>
      <text:p text:style-name="Preformatted_20_Text"><text:span text:style-name="Source_20_Text">class HourlyEmployee extends Employee {</text:span></text:p>
      <text:p text:style-name="Preformatted_20_Text"><text:span text:style-name="Source_20_Text"><text:s text:c="4"/>private double hours;</text:span></text:p>
      <text:p text:style-name="Preformatted_20_Text"><text:span text:style-name="Source_20_Text"><text:s text:c="4"/>private double wage;</text:span></text:p>
      <text:p text:style-name="Preformatted_20_Text"/>
      <text:p text:style-name="Preformatted_20_Text"><text:span text:style-name="Source_20_Text"><text:s text:c="4"/>public HourlyEmployee(String firstName, String lastName, String socialSecurityNumber,</text:span></text:p>
      <text:p text:style-name="Preformatted_20_Text"><text:span text:style-name="Source_20_Text"><text:s text:c="26"/>double hours, double wage) {</text:span></text:p>
      <text:p text:style-name="Preformatted_20_Text"><text:soft-page-break/><text:span text:style-name="Source_20_Text"><text:s text:c="8"/>super(firstName, lastName, socialSecurityNumber);</text:span></text:p>
      <text:p text:style-name="Preformatted_20_Text"><text:span text:style-name="Source_20_Text"><text:s text:c="8"/>setHours(hours);</text:span></text:p>
      <text:p text:style-name="Preformatted_20_Text"><text:span text:style-name="Source_20_Text"><text:s text:c="8"/>setWage(wage);</text:span></text:p>
      <text:p text:style-name="Preformatted_20_Text"><text:span text:style-name="Source_20_Text"><text:s text:c="4"/>}</text:span></text:p>
      <text:p text:style-name="Preformatted_20_Text"/>
      <text:p text:style-name="Preformatted_20_Text"><text:span text:style-name="Source_20_Text"><text:s text:c="4"/>public double getHours() {</text:span></text:p>
      <text:p text:style-name="Preformatted_20_Text"><text:span text:style-name="Source_20_Text"><text:s text:c="8"/>return hours;</text:span></text:p>
      <text:p text:style-name="Preformatted_20_Text"><text:span text:style-name="Source_20_Text"><text:s text:c="4"/>}</text:span></text:p>
      <text:p text:style-name="Preformatted_20_Text"/>
      <text:p text:style-name="Preformatted_20_Text"><text:span text:style-name="Source_20_Text"><text:s text:c="4"/>public void setHours(double hours) {</text:span></text:p>
      <text:p text:style-name="Preformatted_20_Text"><text:span text:style-name="Source_20_Text"><text:s text:c="8"/>if (hours &gt;= 0 &amp;&amp; hours &lt;= 168) {</text:span></text:p>
      <text:p text:style-name="Preformatted_20_Text"><text:span text:style-name="Source_20_Text"><text:s text:c="12"/>this.hours = hours;</text:span></text:p>
      <text:p text:style-name="Preformatted_20_Text"><text:span text:style-name="Source_20_Text"><text:s text:c="8"/>} else {</text:span></text:p>
      <text:p text:style-name="Preformatted_20_Text"><text:span text:style-name="Source_20_Text"><text:s text:c="12"/>throw new IllegalArgumentException("Hours must be between 0 and 168.");</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public double getWage() {</text:span></text:p>
      <text:p text:style-name="Preformatted_20_Text"><text:span text:style-name="Source_20_Text"><text:s text:c="8"/>return wage;</text:span></text:p>
      <text:p text:style-name="Preformatted_20_Text"><text:span text:style-name="Source_20_Text"><text:s text:c="4"/>}</text:span></text:p>
      <text:p text:style-name="Preformatted_20_Text"/>
      <text:p text:style-name="Preformatted_20_Text"><text:span text:style-name="Source_20_Text"><text:s text:c="4"/>public void setWage(double wage) {</text:span></text:p>
      <text:p text:style-name="Preformatted_20_Text"><text:span text:style-name="Source_20_Text"><text:s text:c="8"/>if (wage &gt;= 0) {</text:span></text:p>
      <text:p text:style-name="Preformatted_20_Text"><text:span text:style-name="Source_20_Text"><text:s text:c="12"/>this.wage = wage;</text:span></text:p>
      <text:p text:style-name="Preformatted_20_Text"><text:span text:style-name="Source_20_Text"><text:s text:c="8"/>} else {</text:span></text:p>
      <text:p text:style-name="Preformatted_20_Text"><text:span text:style-name="Source_20_Text"><text:s text:c="12"/>throw new IllegalArgumentException("Wage must be non-negative.");</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public double earnings() {</text:span></text:p>
      <text:p text:style-name="Preformatted_20_Text"><text:span text:style-name="Source_20_Text"><text:s text:c="8"/>if (hours &lt;= 40) {</text:span></text:p>
      <text:p text:style-name="Preformatted_20_Text"><text:span text:style-name="Source_20_Text"><text:s text:c="12"/>return hours * wage;</text:span></text:p>
      <text:p text:style-name="Preformatted_20_Text"><text:span text:style-name="Source_20_Text"><text:s text:c="8"/>} else {</text:span></text:p>
      <text:p text:style-name="Preformatted_20_Text"><text:span text:style-name="Source_20_Text"><text:s text:c="12"/>return (40 * wage) + ((hours - 40) * wage * 1.5);</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String toString() {</text:span></text:p>
      <text:p text:style-name="Preformatted_20_Text"><text:span text:style-name="Source_20_Text"><text:s text:c="8"/>return super.toString() + "\nHours: " + hours + "\nWage: " + wag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public class HourlyEmployeeTest {</text:span></text:p>
      <text:p text:style-name="Preformatted_20_Text"><text:span text:style-name="Source_20_Text"><text:s text:c="4"/>public static void main(String[] args) {</text:span></text:p>
      <text:p text:style-name="Preformatted_20_Text"><text:span text:style-name="Source_20_Text"><text:s text:c="8"/>HourlyEmployee hourlyEmployee = new HourlyEmployee("John", "Doe", "123-45-6789", 45, 12.50);</text:span></text:p>
      <text:p text:style-name="Preformatted_20_Text"><text:span text:style-name="Source_20_Text"><text:s text:c="8"/>System.out.println(hourlyEmployee);</text:span></text:p>
      <text:p text:style-name="Preformatted_20_Text"/>
      <text:p text:style-name="Preformatted_20_Text"><text:span text:style-name="Source_20_Text"><text:s text:c="8"/>System.out.println("Earnings: $" + hourlyEmployee.earnings());</text:span></text:p>
      <text:p text:style-name="Preformatted_20_Text"><text:span text:style-name="Source_20_Text"><text:s text:c="4"/>}</text:span></text:p>
      <text:p text:style-name="P3"><text:span text:style-name="Source_20_Text">}</text:span></text:p>
      <text:p text:style-name="Text_20_body">In this example, <text:span text:style-name="Source_20_Text">HourlyEmployee</text:span> is a subclass of the <text:span text:style-name="Source_20_Text">Employee</text:span> class and includes attributes for hours worked and wage per hour. The <text:span text:style-name="Source_20_Text">earnings</text:span> method calculates the earnings based on the number of hours worked and the wage. The <text:span text:style-name="Source_20_Text">setHours</text:span> and <text:span text:style-name="Source_20_Text">setWage</text:span> methods ensure that the values are <text:soft-page-break/>within valid ranges. The <text:span text:style-name="Source_20_Text">toString</text:span> method provides a textual representation of the <text:span text:style-name="Source_20_Text">HourlyEmployee</text:span>.</text:p>
      <text:p text:style-name="Text_20_body">The <text:span text:style-name="Source_20_Text">HourlyEmployeeTest</text:span> class demonstrates the usage of the <text:span text:style-name="Source_20_Text">HourlyEmployee</text:span> clas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I hope this helps! </text:p>
      <text:p text:style-name="P17">Free Research Preview. ChatGPT may produce inaccurate information about people, places, or facts. <text:a xlink:type="simple" xlink:href="https://help.openai.com/en/articles/6825453-chatgpt-release-notes" office:target-frame-name="_blank" xlink:show="new" text:style-name="Internet_20_link" text:visited-style-name="Visited_20_Internet_20_Link">ChatGPT September 25 Versio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1 Nerd Font Propo Black" svg:font-family="'M+1 Nerd Font Propo Black'"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Vrinda" svg:font-family="Vrinda"/>
    <style:font-face style:name="Vrinda1" svg:font-family="Vrinda" style:font-family-generic="system" style:font-pitch="variable"/>
    <style:font-face style:name="[z] Arista Light" svg:font-family="'[z] Arista Ligh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Vrinda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Vrinda1" style:font-size-complex="12pt" style:language-complex="bn" style:country-complex="BD"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Vrinda1" style:font-family-complex="Vrind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Vrinda" style:font-family-complex="Vrind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Vrinda" style:font-family-complex="Vrind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Vrinda" style:font-family-complex="Vrinda"/>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dex_20_Separator" style:display-name="Index Separator" style:family="paragraph" style:parent-style-name="Index" style:class="index">
      <style:paragraph-properties fo:margin-lef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ternet_20_link" style:display-name="Internet link" style:family="text">
      <style:text-properties fo:color="#00008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Citation"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in" style:wrap="none" style:vertical-pos="middle" style:vertical-rel="line"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7T17:09:53.323339710</meta:creation-date>
    <dc:date>2023-10-17T18:01:31.600446206</dc:date>
    <meta:editing-duration>PT7M</meta:editing-duration>
    <meta:editing-cycles>3</meta:editing-cycles>
    <meta:generator>LibreOffice/7.6.2.1$Linux_X86_64 LibreOffice_project/60$Build-1</meta:generator>
    <meta:print-date>2023-10-17T17:57:01.368132494</meta:print-date>
    <meta:printed-by>PDF files</meta:printed-by>
    <meta:document-statistic meta:table-count="0" meta:image-count="0" meta:object-count="1" meta:page-count="13" meta:paragraph-count="375" meta:word-count="3543" meta:character-count="25144" meta:non-whitespace-character-count="21014"/>
  </office:meta>
</office:document-meta>
</file>